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ntents_20_2">
      <style:paragraph-properties>
        <style:tab-stops>
          <style:tab-stop style:position="17.09cm" style:type="right" style:leader-style="dotted" style:leader-text="."/>
        </style:tab-stops>
      </style:paragraph-properties>
      <style:text-properties style:font-name="Times New Roman" fo:font-weight="normal" officeooo:paragraph-rsid="001b6a9c"/>
    </style:style>
    <style:style style:name="P2" style:family="paragraph" style:parent-style-name="Contents_20_2">
      <style:paragraph-properties>
        <style:tab-stops>
          <style:tab-stop style:position="17.09cm" style:type="right" style:leader-style="dotted" style:leader-text="."/>
        </style:tab-stops>
      </style:paragraph-properties>
      <style:text-properties officeooo:paragraph-rsid="001b6a9c"/>
    </style:style>
    <style:style style:name="P3" style:family="paragraph" style:parent-style-name="Contents_20_1">
      <style:paragraph-properties>
        <style:tab-stops>
          <style:tab-stop style:position="17.59cm" style:type="right" style:leader-style="dotted" style:leader-text="."/>
        </style:tab-stops>
      </style:paragraph-properties>
      <style:text-properties officeooo:paragraph-rsid="001b6a9c"/>
    </style:style>
    <style:style style:name="P4" style:family="paragraph" style:parent-style-name="Contents_20_Heading">
      <style:text-properties officeooo:paragraph-rsid="001b6a9c"/>
    </style:style>
    <style:style style:name="P5" style:family="paragraph" style:parent-style-name="Standard">
      <style:text-properties style:font-name="Times New Roman" fo:font-weight="normal" officeooo:paragraph-rsid="001c7b10"/>
    </style:style>
    <style:style style:name="P6" style:family="paragraph" style:parent-style-name="Standard">
      <style:paragraph-properties fo:line-height="200%"/>
      <style:text-properties style:font-name="Times New Roman" fo:font-size="12pt" fo:font-style="normal" fo:font-weight="normal" officeooo:rsid="001be9b3" officeooo:paragraph-rsid="001be9b3" style:font-size-asian="10.5pt" style:font-style-asian="normal" style:font-weight-asian="normal" style:font-size-complex="12pt" style:font-style-complex="normal" style:font-weight-complex="normal"/>
    </style:style>
    <style:style style:name="P7" style:family="paragraph" style:parent-style-name="Standard">
      <style:paragraph-properties fo:line-height="200%"/>
      <style:text-properties style:font-name="Times New Roman" fo:font-size="12pt" fo:font-style="normal" fo:font-weight="normal" officeooo:rsid="005d8fcb" officeooo:paragraph-rsid="005d8fcb" style:font-size-asian="10.5pt" style:font-style-asian="normal" style:font-weight-asian="normal" style:font-size-complex="12pt" style:font-style-complex="normal" style:font-weight-complex="normal"/>
    </style:style>
    <style:style style:name="P8" style:family="paragraph" style:parent-style-name="Standard">
      <style:text-properties officeooo:paragraph-rsid="001be9b3"/>
    </style:style>
    <style:style style:name="P9" style:family="paragraph" style:parent-style-name="Text_20_body">
      <style:text-properties style:font-name="Times New Roman" fo:font-weight="normal" officeooo:paragraph-rsid="0011edc8"/>
    </style:style>
    <style:style style:name="P10" style:family="paragraph" style:parent-style-name="Text_20_body">
      <style:text-properties style:font-name="Times New Roman" officeooo:paragraph-rsid="00153962"/>
    </style:style>
    <style:style style:name="P11" style:family="paragraph" style:parent-style-name="Text_20_body">
      <style:paragraph-properties fo:line-height="200%"/>
      <style:text-properties style:font-name="Times New Roman" fo:font-size="12pt" fo:font-style="normal" fo:font-weight="normal" officeooo:rsid="006fd554" officeooo:paragraph-rsid="006fd554" style:font-size-asian="10.5pt" style:font-style-asian="normal" style:font-weight-asian="normal" style:font-size-complex="12pt" style:font-style-complex="normal" style:font-weight-complex="normal"/>
    </style:style>
    <style:style style:name="P12" style:family="paragraph" style:parent-style-name="Text_20_body">
      <style:paragraph-properties fo:line-height="200%"/>
      <style:text-properties style:font-name="Times New Roman" fo:font-size="12pt" fo:font-style="normal" fo:font-weight="normal" officeooo:rsid="00746546" officeooo:paragraph-rsid="00746546" style:font-size-asian="10.5pt" style:font-style-asian="normal" style:font-weight-asian="normal" style:font-size-complex="12pt" style:font-style-complex="normal" style:font-weight-complex="normal"/>
    </style:style>
    <style:style style:name="P13" style:family="paragraph" style:parent-style-name="Text_20_body">
      <style:paragraph-properties fo:line-height="200%"/>
      <style:text-properties style:font-name="Times New Roman" fo:font-size="12pt" fo:font-style="normal" fo:font-weight="normal" officeooo:rsid="007c95e8" officeooo:paragraph-rsid="007c95e8" style:font-size-asian="10.5pt" style:font-style-asian="normal" style:font-weight-asian="normal" style:font-size-complex="12pt" style:font-style-complex="normal" style:font-weight-complex="normal"/>
    </style:style>
    <style:style style:name="P14" style:family="paragraph" style:parent-style-name="Text_20_body">
      <style:paragraph-properties fo:line-height="200%"/>
      <style:text-properties style:font-name="Times New Roman" fo:font-size="12pt" fo:font-style="normal" fo:font-weight="normal" officeooo:rsid="0084e373" officeooo:paragraph-rsid="0088f3c4" style:font-size-asian="10.5pt" style:font-style-asian="normal" style:font-weight-asian="normal" style:font-size-complex="12pt" style:font-style-complex="normal" style:font-weight-complex="normal"/>
    </style:style>
    <style:style style:name="P15" style:family="paragraph" style:parent-style-name="Text_20_body">
      <style:paragraph-properties fo:line-height="200%"/>
      <style:text-properties style:font-name="Times New Roman" fo:font-size="12pt" fo:font-style="normal" fo:font-weight="normal" officeooo:rsid="0084e373" officeooo:paragraph-rsid="008cdb27" style:font-size-asian="10.5pt" style:font-style-asian="normal" style:font-weight-asian="normal" style:font-size-complex="12pt" style:font-style-complex="normal" style:font-weight-complex="normal"/>
    </style:style>
    <style:style style:name="P16" style:family="paragraph" style:parent-style-name="Text_20_body">
      <style:paragraph-properties fo:line-height="200%"/>
      <style:text-properties style:font-name="Times New Roman" fo:font-size="12pt" fo:font-style="normal" fo:font-weight="normal" officeooo:rsid="00902c1d" officeooo:paragraph-rsid="00902c1d" style:font-size-asian="10.5pt" style:font-style-asian="normal" style:font-weight-asian="normal" style:font-size-complex="12pt" style:font-style-complex="normal" style:font-weight-complex="normal"/>
    </style:style>
    <style:style style:name="P17" style:family="paragraph" style:parent-style-name="Text_20_body">
      <style:paragraph-properties fo:line-height="200%"/>
      <style:text-properties style:font-name="Times New Roman" fo:font-size="12pt" fo:font-style="normal" fo:font-weight="normal" officeooo:rsid="00923084" officeooo:paragraph-rsid="00923084" style:font-size-asian="10.5pt" style:font-style-asian="normal" style:font-weight-asian="normal" style:font-size-complex="12pt" style:font-style-complex="normal" style:font-weight-complex="normal"/>
    </style:style>
    <style:style style:name="P18" style:family="paragraph" style:parent-style-name="Text_20_body">
      <style:paragraph-properties fo:line-height="200%"/>
      <style:text-properties style:font-name="Times New Roman" fo:font-size="12pt" fo:font-style="normal" fo:font-weight="normal" officeooo:rsid="00d87ba2" officeooo:paragraph-rsid="00d87ba2" style:font-size-asian="10.5pt" style:font-style-asian="normal" style:font-weight-asian="normal" style:font-size-complex="12pt" style:font-style-complex="normal" style:font-weight-complex="normal"/>
    </style:style>
    <style:style style:name="P19" style:family="paragraph" style:parent-style-name="Text_20_body">
      <style:paragraph-properties fo:line-height="200%"/>
      <style:text-properties style:font-name="Times New Roman" fo:font-size="12pt" fo:font-style="normal" fo:font-weight="normal" officeooo:rsid="00d87ba2" officeooo:paragraph-rsid="00e351ea" style:font-size-asian="10.5pt" style:font-style-asian="normal" style:font-weight-asian="normal" style:font-size-complex="12pt" style:font-style-complex="normal" style:font-weight-complex="normal"/>
    </style:style>
    <style:style style:name="P20" style:family="paragraph" style:parent-style-name="Text_20_body">
      <style:paragraph-properties fo:line-height="200%"/>
      <style:text-properties style:font-name="Times New Roman" fo:font-size="12pt" fo:font-style="normal" fo:font-weight="normal" officeooo:rsid="00d9f271" officeooo:paragraph-rsid="00d9f271" style:font-size-asian="10.5pt" style:font-style-asian="normal" style:font-weight-asian="normal" style:font-size-complex="12pt" style:font-style-complex="normal" style:font-weight-complex="normal"/>
    </style:style>
    <style:style style:name="P21" style:family="paragraph" style:parent-style-name="Text_20_body">
      <style:paragraph-properties fo:line-height="200%"/>
      <style:text-properties style:font-name="Times New Roman" fo:font-size="12pt" fo:font-style="normal" fo:font-weight="normal" officeooo:rsid="00e3c6c7" officeooo:paragraph-rsid="00e3c6c7" style:font-size-asian="10.5pt" style:font-style-asian="normal" style:font-weight-asian="normal" style:font-size-complex="12pt" style:font-style-complex="normal" style:font-weight-complex="normal"/>
    </style:style>
    <style:style style:name="P22" style:family="paragraph" style:parent-style-name="Text_20_body">
      <style:paragraph-properties fo:margin-top="0cm" fo:margin-bottom="0.353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2.75pt" fo:font-style="italic" style:text-underline-style="none" fo:font-weight="normal" officeooo:rsid="0011edc8" officeooo:paragraph-rsid="0011edc8" style:text-blinking="false" fo:background-color="transparent"/>
    </style:style>
    <style:style style:name="P23"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paragraph-rsid="0011edc8" style:text-blinking="false" fo:background-color="transparent"/>
    </style:style>
    <style:style style:name="P24"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paragraph-rsid="001c7b10" style:text-blinking="false" fo:background-color="transparent"/>
    </style:style>
    <style:style style:name="P25"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13a5f5" officeooo:paragraph-rsid="0013a5f5" style:text-blinking="false" fo:background-color="transparent"/>
    </style:style>
    <style:style style:name="P26"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13a5f5" officeooo:paragraph-rsid="001c7b10" style:text-blinking="false" fo:background-color="transparent"/>
    </style:style>
    <style:style style:name="P27"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53962" style:text-blinking="false" fo:background-color="transparent" style:font-size-asian="12pt" style:font-size-complex="12pt"/>
    </style:style>
    <style:style style:name="P28"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53962" officeooo:paragraph-rsid="00153962" style:text-blinking="false" fo:background-color="transparent"/>
    </style:style>
    <style:style style:name="P29"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5bbbf" officeooo:paragraph-rsid="0015bbbf" style:text-blinking="false" fo:background-color="transparent"/>
    </style:style>
    <style:style style:name="P30"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76dc0" officeooo:paragraph-rsid="00176dc0" style:text-blinking="false" fo:background-color="transparent"/>
    </style:style>
    <style:style style:name="P31"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b64ae" officeooo:paragraph-rsid="001b64ae" style:text-blinking="false" fo:background-color="transparent"/>
    </style:style>
    <style:style style:name="P32"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 New Roman" fo:font-size="12pt" fo:font-style="italic" style:text-underline-style="none" fo:font-weight="normal" officeooo:rsid="001b64ae" officeooo:paragraph-rsid="001b64ae" style:text-blinking="false" fo:background-color="transparent" style:font-style-asian="italic" style:font-style-complex="italic"/>
    </style:style>
    <style:style style:name="P33" style:family="paragraph" style:parent-style-name="Text_20_body">
      <style:paragraph-properties fo:margin-top="0cm" fo:margin-bottom="0cm" style:contextual-spacing="false" fo:line-height="200%" style:writing-mode="lr-tb"/>
      <style:text-properties fo:font-variant="normal" fo:text-transform="none" fo:color="#000000" style:text-line-through-style="none" style:text-line-through-type="none" style:font-name="Times New Roman" fo:font-size="21pt" fo:font-style="normal" style:text-underline-style="none" fo:font-weight="normal" officeooo:paragraph-rsid="00153962" style:text-blinking="false" fo:background-color="transparent"/>
    </style:style>
    <style:style style:name="P34" style:family="paragraph" style:parent-style-name="Text_20_body">
      <style:paragraph-properties fo:margin-top="0cm" fo:margin-bottom="0cm" style:contextual-spacing="false" fo:line-height="138%" style:writing-mode="lr-tb"/>
      <style:text-properties style:font-name="Times New Roman" fo:font-size="12pt" fo:font-weight="normal" officeooo:paragraph-rsid="00153962" style:font-size-asian="12pt" style:font-size-complex="12pt"/>
    </style:style>
    <style:style style:name="P35" style:family="paragraph" style:parent-style-name="Text_20_body" style:master-page-name="Untitled1">
      <style:paragraph-properties fo:line-height="100%" fo:text-align="center" style:justify-single-word="false" style:page-number="auto"/>
      <style:text-properties fo:font-variant="normal" fo:text-transform="none" fo:color="#000000" style:text-line-through-style="none" style:text-line-through-type="none" style:font-name="Times New Roman" fo:font-size="21pt" fo:font-style="normal" style:text-underline-style="none" fo:font-weight="normal" officeooo:rsid="000e662a" officeooo:paragraph-rsid="0011edc8" style:text-blinking="false" fo:background-color="transparent"/>
    </style:style>
    <style:style style:name="P36" style:family="paragraph" style:parent-style-name="Footer">
      <style:paragraph-properties fo:text-align="center" style:justify-single-word="false"/>
    </style:style>
    <style:style style:name="P37" style:family="paragraph" style:parent-style-name="Horizontal_20_Line">
      <style:text-properties style:font-name="Times New Roman" officeooo:paragraph-rsid="00153962"/>
    </style:style>
    <style:style style:name="P38" style:family="paragraph" style:parent-style-name="Heading_20_1">
      <style:paragraph-properties fo:line-height="200%"/>
      <style:text-properties style:font-name="Times New Roman" fo:font-size="16pt" fo:font-style="normal" fo:font-weight="bold" officeooo:rsid="005d8fcb" officeooo:paragraph-rsid="007c95e8" style:font-size-asian="16pt" style:font-style-asian="normal" style:font-weight-asian="bold" style:font-size-complex="16pt" style:font-style-complex="normal" style:font-weight-complex="bold"/>
    </style:style>
    <style:style style:name="P39" style:family="paragraph" style:parent-style-name="Heading_20_1">
      <style:paragraph-properties fo:line-height="200%"/>
      <style:text-properties style:font-name="Times New Roman" fo:font-size="16pt" fo:font-style="normal" fo:font-weight="bold" officeooo:rsid="005d8fcb" officeooo:paragraph-rsid="0084e373" style:font-size-asian="16pt" style:font-style-asian="normal" style:font-weight-asian="bold" style:font-size-complex="16pt" style:font-style-complex="normal" style:font-weight-complex="bold"/>
    </style:style>
    <style:style style:name="P40" style:family="paragraph" style:parent-style-name="Heading_20_1">
      <style:paragraph-properties fo:line-height="200%"/>
      <style:text-properties style:font-name="Times New Roman" fo:font-size="16pt" fo:font-style="normal" fo:font-weight="bold" officeooo:rsid="005d8fcb" officeooo:paragraph-rsid="00d8d8da" style:font-size-asian="16pt" style:font-style-asian="normal" style:font-weight-asian="bold" style:font-size-complex="16pt" style:font-style-complex="normal" style:font-weight-complex="bold"/>
    </style:style>
    <style:style style:name="P41" style:family="paragraph" style:parent-style-name="Heading_20_1">
      <style:paragraph-properties fo:margin-top="0.353cm" fo:margin-bottom="0cm" style:contextual-spacing="false" fo:line-height="100%" fo:text-align="center" style:justify-single-word="false" style:writing-mode="lr-tb"/>
      <style:text-properties fo:font-variant="normal" fo:text-transform="none" fo:color="#000000" style:text-line-through-style="none" style:text-line-through-type="none" style:font-name="Times New Roman" fo:font-size="15.75pt" fo:font-style="normal" style:text-underline-style="none" fo:font-weight="normal" officeooo:paragraph-rsid="0011edc8" style:text-blinking="false" fo:background-color="transparent"/>
    </style:style>
    <style:style style:name="P42" style:family="paragraph" style:parent-style-name="Heading_20_1" style:master-page-name="Standard">
      <style:paragraph-properties style:page-number="auto"/>
      <style:text-properties fo:font-size="16pt" fo:font-style="normal" officeooo:paragraph-rsid="001be9b3" style:font-size-asian="16pt" style:font-style-asian="normal" style:font-size-complex="16pt" style:font-style-complex="normal"/>
    </style:style>
    <style:style style:name="P43" style:family="paragraph" style:parent-style-name="Table_20_index_20_1">
      <style:paragraph-properties>
        <style:tab-stops>
          <style:tab-stop style:position="17.59cm" style:type="right" style:leader-style="dotted" style:leader-text="."/>
        </style:tab-stops>
      </style:paragraph-properties>
      <style:text-properties style:font-name="Times New Roman" fo:font-weight="normal" officeooo:paragraph-rsid="001b6a9c"/>
    </style:style>
    <style:style style:name="P44" style:family="paragraph" style:parent-style-name="Table_20_index_20_1">
      <style:paragraph-properties>
        <style:tab-stops>
          <style:tab-stop style:position="17.59cm" style:type="right" style:leader-style="dotted" style:leader-text="."/>
        </style:tab-stops>
      </style:paragraph-properties>
      <style:text-properties style:font-name="Times New Roman" fo:font-size="16pt" fo:font-style="normal" fo:font-weight="normal" officeooo:paragraph-rsid="001b6a9c" style:font-size-asian="16pt" style:font-style-asian="normal" style:font-size-complex="16pt" style:font-style-complex="normal"/>
    </style:style>
    <style:style style:name="P45" style:family="paragraph" style:parent-style-name="Table_20_index_20_1">
      <style:paragraph-properties>
        <style:tab-stops>
          <style:tab-stop style:position="17.59cm" style:type="right" style:leader-style="dotted" style:leader-text="."/>
        </style:tab-stops>
      </style:paragraph-properties>
      <style:text-properties style:font-name="Times New Roman" fo:font-size="14pt" fo:font-style="normal" fo:font-weight="bold" officeooo:rsid="001b6a9c" officeooo:paragraph-rsid="001b6a9c" style:font-size-asian="14pt" style:font-style-asian="normal" style:font-weight-asian="bold" style:font-size-complex="14pt" style:font-style-complex="normal" style:font-weight-complex="bold"/>
    </style:style>
    <style:style style:name="P46" style:family="paragraph" style:parent-style-name="Table_20_index_20_1">
      <style:paragraph-properties>
        <style:tab-stops>
          <style:tab-stop style:position="17.59cm" style:type="right" style:leader-style="dotted" style:leader-text="."/>
        </style:tab-stops>
      </style:paragraph-properties>
      <style:text-properties style:font-name="Times New Roman" fo:font-size="12pt" fo:font-style="normal" fo:font-weight="normal" officeooo:rsid="001be9b3" officeooo:paragraph-rsid="001be9b3" style:font-size-asian="10.5pt" style:font-style-asian="normal" style:font-weight-asian="normal" style:font-size-complex="12pt" style:font-style-complex="normal" style:font-weight-complex="normal"/>
    </style:style>
    <style:style style:name="P47" style:family="paragraph" style:parent-style-name="Table_20_index_20_1">
      <style:paragraph-properties fo:line-height="200%">
        <style:tab-stops>
          <style:tab-stop style:position="17.59cm" style:type="right" style:leader-style="dotted" style:leader-text="."/>
        </style:tab-stops>
      </style:paragraph-properties>
      <style:text-properties style:font-name="Times New Roman" fo:font-size="12pt" fo:font-style="normal" fo:font-weight="normal" officeooo:rsid="00fc80e2" officeooo:paragraph-rsid="00fc80e2" style:font-size-asian="10.5pt" style:font-style-asian="normal" style:font-weight-asian="normal" style:font-size-complex="12pt" style:font-style-complex="normal" style:font-weight-complex="normal"/>
    </style:style>
    <style:style style:name="P48" style:family="paragraph" style:parent-style-name="Table_20_index_20_1">
      <style:paragraph-properties fo:line-height="200%">
        <style:tab-stops>
          <style:tab-stop style:position="17.59cm" style:type="right" style:leader-style="dotted" style:leader-text="."/>
        </style:tab-stops>
      </style:paragraph-properties>
      <style:text-properties style:font-name="Times New Roman" fo:font-size="12pt" fo:font-style="normal" fo:font-weight="normal" officeooo:rsid="00fdb0c6" officeooo:paragraph-rsid="00fdb0c6" style:font-size-asian="10.5pt" style:font-style-asian="normal" style:font-weight-asian="normal" style:font-size-complex="12pt" style:font-style-complex="normal" style:font-weight-complex="normal"/>
    </style:style>
    <style:style style:name="P49" style:family="paragraph" style:parent-style-name="Table_20_index_20_1">
      <style:paragraph-properties fo:line-height="200%">
        <style:tab-stops>
          <style:tab-stop style:position="17.59cm" style:type="right" style:leader-style="dotted" style:leader-text="."/>
        </style:tab-stops>
      </style:paragraph-properties>
      <style:text-properties style:font-name="Times New Roman" fo:font-size="12pt" fo:font-style="normal" fo:font-weight="normal" officeooo:rsid="00ff26d6" officeooo:paragraph-rsid="00ff26d6" style:font-size-asian="10.5pt" style:font-style-asian="normal" style:font-weight-asian="normal" style:font-size-complex="12pt" style:font-style-complex="normal" style:font-weight-complex="normal"/>
    </style:style>
    <style:style style:name="P50" style:family="paragraph" style:parent-style-name="Table_20_index_20_1">
      <style:paragraph-properties>
        <style:tab-stops>
          <style:tab-stop style:position="17.59cm" style:type="right" style:leader-style="dotted" style:leader-text="."/>
        </style:tab-stops>
      </style:paragraph-properties>
      <style:text-properties officeooo:paragraph-rsid="001b6a9c"/>
    </style:style>
    <style:style style:name="P51" style:family="paragraph" style:parent-style-name="Table_20_index_20_heading">
      <style:text-properties officeooo:paragraph-rsid="001b6a9c"/>
    </style:style>
    <style:style style:name="T1" style:family="text">
      <style:text-properties officeooo:rsid="0013a5f5"/>
    </style:style>
    <style:style style:name="T2" style:family="text">
      <style:text-properties fo:font-variant="normal" fo:text-transform="none" fo:color="#000000" style:text-line-through-style="none" style:text-line-through-type="none" fo:font-size="10.5pt"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officeooo:rsid="00153962"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officeooo:rsid="0011edc8" style:text-blinking="false" fo:background-color="transparent" loext:char-shading-value="0" style:font-style-asian="normal" style:font-style-complex="normal"/>
    </style:style>
    <style:style style:name="T7" style:family="text">
      <style:text-properties officeooo:rsid="00153962"/>
    </style:style>
    <style:style style:name="T8" style:family="text">
      <style:text-properties fo:font-style="normal" style:font-style-asian="normal" style:font-style-complex="normal"/>
    </style:style>
    <style:style style:name="T9" style:family="text">
      <style:text-properties officeooo:rsid="00176dc0"/>
    </style:style>
    <style:style style:name="T10" style:family="text">
      <style:text-properties officeooo:rsid="00192cb6"/>
    </style:style>
    <style:style style:name="T11" style:family="text">
      <style:text-properties officeooo:rsid="001c7b10"/>
    </style:style>
    <style:style style:name="T12" style:family="text">
      <style:text-properties officeooo:rsid="001d0de3"/>
    </style:style>
    <style:style style:name="T13" style:family="text">
      <style:text-properties officeooo:rsid="001ecdc2"/>
    </style:style>
    <style:style style:name="T14" style:family="text">
      <style:text-properties officeooo:rsid="0060e166"/>
    </style:style>
    <style:style style:name="T15" style:family="text">
      <style:text-properties officeooo:rsid="006fd554"/>
    </style:style>
    <style:style style:name="T16" style:family="text">
      <style:text-properties fo:font-size="14pt" officeooo:rsid="007f785c" style:font-size-asian="14pt" style:font-size-complex="14pt"/>
    </style:style>
    <style:style style:name="T17" style:family="text">
      <style:text-properties fo:font-size="14pt" officeooo:rsid="006fd554" style:font-size-asian="14pt" style:font-size-complex="14pt"/>
    </style:style>
    <style:style style:name="T18" style:family="text">
      <style:text-properties fo:font-size="14pt" officeooo:rsid="00746546" style:font-size-asian="14pt" style:font-size-complex="14pt"/>
    </style:style>
    <style:style style:name="T19" style:family="text">
      <style:text-properties fo:font-size="14pt" officeooo:rsid="007c95e8" style:font-size-asian="14pt" style:font-size-complex="14pt"/>
    </style:style>
    <style:style style:name="T20" style:family="text">
      <style:text-properties fo:font-size="14pt" officeooo:rsid="0084e373" style:font-size-asian="14pt" style:font-size-complex="14pt"/>
    </style:style>
    <style:style style:name="T21" style:family="text">
      <style:text-properties fo:font-size="14pt" officeooo:rsid="0088f3c4" style:font-size-asian="14pt" style:font-size-complex="14pt"/>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14pt" fo:font-weight="bold" officeooo:rsid="007f785c" style:font-size-asian="14pt" style:font-weight-asian="bold" style:font-size-complex="14pt" style:font-weight-complex="bold"/>
    </style:style>
    <style:style style:name="T24" style:family="text">
      <style:text-properties fo:font-size="14pt" fo:font-weight="bold" officeooo:rsid="008e9d69" style:font-size-asian="14pt" style:font-weight-asian="bold" style:font-size-complex="14pt" style:font-weight-complex="bold"/>
    </style:style>
    <style:style style:name="T25" style:family="text">
      <style:text-properties fo:font-size="14pt" fo:font-weight="bold" officeooo:rsid="00e351ea" style:font-size-asian="14pt" style:font-weight-asian="bold" style:font-size-complex="14pt" style:font-weight-complex="bold"/>
    </style:style>
    <style:style style:name="T26" style:family="text">
      <style:text-properties officeooo:rsid="00712c86"/>
    </style:style>
    <style:style style:name="T27" style:family="text">
      <style:text-properties officeooo:rsid="0078565a"/>
    </style:style>
    <style:style style:name="T28" style:family="text">
      <style:text-properties officeooo:rsid="007e4d24"/>
    </style:style>
    <style:style style:name="T29" style:family="text">
      <style:text-properties officeooo:rsid="007f9cbc"/>
    </style:style>
    <style:style style:name="T30" style:family="text">
      <style:text-properties officeooo:rsid="00856afb"/>
    </style:style>
    <style:style style:name="T31" style:family="text">
      <style:text-properties officeooo:rsid="0093d689"/>
    </style:style>
    <style:style style:name="T32" style:family="text">
      <style:text-properties officeooo:rsid="0099e427"/>
    </style:style>
    <style:style style:name="T33" style:family="text">
      <style:text-properties officeooo:rsid="0099f52d"/>
    </style:style>
    <style:style style:name="T34" style:family="text">
      <style:text-properties officeooo:rsid="009c259f"/>
    </style:style>
    <style:style style:name="T35" style:family="text">
      <style:text-properties officeooo:rsid="00b43f65"/>
    </style:style>
    <style:style style:name="T36" style:family="text">
      <style:text-properties officeooo:rsid="00b45256"/>
    </style:style>
    <style:style style:name="T37" style:family="text">
      <style:text-properties officeooo:rsid="00bb2bb2"/>
    </style:style>
    <style:style style:name="T38" style:family="text">
      <style:text-properties officeooo:rsid="00bcdd63"/>
    </style:style>
    <style:style style:name="T39" style:family="text">
      <style:text-properties officeooo:rsid="00bdd715"/>
    </style:style>
    <style:style style:name="T40" style:family="text">
      <style:text-properties officeooo:rsid="00c33e9f"/>
    </style:style>
    <style:style style:name="T41" style:family="text">
      <style:text-properties officeooo:rsid="00c4ac60"/>
    </style:style>
    <style:style style:name="T42" style:family="text">
      <style:text-properties officeooo:rsid="00c58e88"/>
    </style:style>
    <style:style style:name="T43" style:family="text">
      <style:text-properties officeooo:rsid="00c74b8d"/>
    </style:style>
    <style:style style:name="T44" style:family="text">
      <style:text-properties officeooo:rsid="00c89682"/>
    </style:style>
    <style:style style:name="T45" style:family="text">
      <style:text-properties officeooo:rsid="00d617a4"/>
    </style:style>
    <style:style style:name="T46" style:family="text">
      <style:text-properties officeooo:rsid="00d809cf"/>
    </style:style>
    <style:style style:name="T47" style:family="text">
      <style:text-properties officeooo:rsid="00e097f1"/>
    </style:style>
    <style:style style:name="T48" style:family="text">
      <style:text-properties officeooo:rsid="00e48f29"/>
    </style:style>
    <style:style style:name="T49" style:family="text">
      <style:text-properties officeooo:rsid="00e9dee2"/>
    </style:style>
    <style:style style:name="T50" style:family="text">
      <style:text-properties officeooo:rsid="00f4f299"/>
    </style:style>
    <style:style style:name="T51" style:family="text">
      <style:text-properties officeooo:rsid="00fdb0c6"/>
    </style:style>
    <style:style style:name="T52" style:family="text">
      <style:text-properties officeooo:rsid="00fde997"/>
    </style:style>
    <style:style style:name="T53" style:family="text">
      <style:text-properties officeooo:rsid="00ff2220"/>
    </style:style>
    <style:style style:name="T54" style:family="text">
      <style:text-properties officeooo:rsid="010046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University of Waterloo</text:p>
      <text:h text:style-name="P41" text:outline-level="1"><text:bookmark-start text:name="__RefHeading__368_940611971"/>Faculty of Mathematics<text:bookmark-end text:name="__RefHeading__368_940611971"/></text:h>
      <text:p text:style-name="P9"><text:line-break/><text:line-break/><text:line-break/><text:line-break/><text:line-break/><text:line-break/></text:p>
      <text:p text:style-name="P22">Migration of <text:span text:style-name="T32">the ZUI </text:span>System Architecture from Pods to Mantles</text:p>
      <text:p text:style-name="P9"><text:line-break/><text:line-break/><text:line-break/><text:line-break/><text:line-break/><text:line-break/><text:line-break/></text:p>
      <text:p text:style-name="P23"><text:span text:style-name="T1">Zazzle</text:span> Inc.</text:p>
      <text:p text:style-name="P25">UI Engineer</text:p>
      <text:p text:style-name="P25">Redwood City, California, United State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5"><text:span text:style-name="T2"><text:tab/><text:tab/><text:tab/><text:tab/><text:tab/><text:tab/>Daniel Reynolds</text:span></text:p>
      <text:p text:style-name="P24">20473104</text:p>
      <text:p text:style-name="P24">3<text:span text:style-name="T12">B </text:span>Computer Science</text:p>
      <text:p text:style-name="P26"><text:span text:style-name="T12">April</text:span> 201<text:span text:style-name="T12">6</text:span></text:p>
      <text:p text:style-name="P33"><text:soft-page-break/>MEMORANDUM</text:p>
      <text:p text:style-name="P34"><text:span text:style-name="T5">To:</text:span><text:span text:style-name="T3"> <text:s text:c="18"/></text:span><text:span text:style-name="T4">Irena Pashchenko</text:span></text:p>
      <text:p text:style-name="P27">From: <text:s text:c="13"/>Daniel Reynolds</text:p>
      <text:p text:style-name="P27">Date: <text:s text:c="14"/><text:span text:style-name="T7">April</text:span> 2<text:span text:style-name="T7">4</text:span>, 201<text:span text:style-name="T7">6</text:span></text:p>
      <text:p text:style-name="P34"><text:span text:style-name="T5">Re: <text:s text:c="17"/>Work Report: </text:span><text:span text:style-name="T6">Migration of System Architecture from Pods to Mantles</text:span></text:p>
      <text:p text:style-name="P10"/>
      <text:p text:style-name="P37"/>
      <text:p text:style-name="P10"/>
      <text:p text:style-name="P28">This work report entitled <text:s/>“Migration of <text:span text:style-name="T32">the ZUI </text:span>System Architecture from Pods to Mantles” is a critical analysis of the work done during my 3B co-op term at Zazzle Inc. as part of the Zazzle User Interfaces (ZUI) team. This is my third report for the University of Waterloo's Co-operative Education Program.</text:p>
      <text:p text:style-name="P28"/>
      <text:p text:style-name="P29">The ZUI team that you lead is responsible for implementing the user interfaces for all Zazzle web projects and as a part of this team I was given the task of migrating the ZUI front-end architecture from the Pods interface used to display content on the site to the Mantle implementation. This report analyzes the steps required to make this change and evaluates the design decisions that were made in <text:span text:style-name="T9">order to make this transition.</text:span></text:p>
      <text:p text:style-name="P29"/>
      <text:p text:style-name="P30">It is the Faculty of Mathematics request that you evaluate this work in order to determine the accuracy of the analysis that follows. After this assessment, the report and the evaluation will be submitted to the <text:s text:c="2"/>Math Undergrad Office at the University of Waterloo for <text:span text:style-name="T10">marking and review. The combined assessment of the work report analysts and yourself will determine a grade value that indicates whether this work term will be credited.</text:span></text:p>
      <text:p text:style-name="P30"/>
      <text:p text:style-name="P31">Your assistance in the evaluation of this work report is appreciated.</text:p>
      <text:p text:style-name="P32"/>
      <text:p text:style-name="P32">Dan Reynolds<text:span text:style-name="T8"><text:line-break/></text:span></text:p>
      <text:p text:style-name="P32"/>
      <text:p text:style-name="P32"/>
      <text:p text:style-name="P32"/>
      <text:p text:style-name="P4"><text:soft-page-break/>Table of Contents</text:p>
      <text:p text:style-name="P3"><text:a xlink:type="simple" xlink:href="#__RefHeading__368_940611971" text:style-name="Index_20_Link" text:visited-style-name="Index_20_Link">Faculty of Mathematics<text:tab/>i</text:a></text:p>
      <text:p text:style-name="P3"><text:a xlink:type="simple" xlink:href="#__RefHeading__372_940611971" text:style-name="Index_20_Link" text:visited-style-name="Index_20_Link">List of Figures<text:tab/>iv</text:a></text:p>
      <text:p text:style-name="P3"><text:a xlink:type="simple" xlink:href="#__RefHeading__374_940611971" text:style-name="Index_20_Link" text:visited-style-name="Index_20_Link">1. Introduction<text:tab/>5</text:a></text:p>
      <text:p text:style-name="P3"><text:a xlink:type="simple" xlink:href="#__RefHeading__584_940611971" text:style-name="Index_20_Link" text:visited-style-name="Index_20_Link">2. Designing Components Under the Rails Architecture<text:tab/>6</text:a></text:p>
      <text:p text:style-name="P2"><text:a xlink:type="simple" xlink:href="#__RefHeading__594_940611971" text:style-name="Index_20_Link" text:visited-style-name="Index_20_Link">2.1 Dynamic Components with Direct DOM Manipulation<text:tab/>6</text:a></text:p>
      <text:p text:style-name="P2"><text:a xlink:type="simple" xlink:href="#__RefHeading__596_940611971" text:style-name="Index_20_Link" text:visited-style-name="Index_20_Link">2.2 Dynamic Components with the React Library<text:tab/>8</text:a></text:p>
      <text:p text:style-name="P1"><text:a xlink:type="simple" xlink:href="#__RefHeading__598_940611971" text:style-name="Index_20_Link" text:visited-style-name="Index_20_Link">2.3 Advantages of the React Library Life-Cycle<text:tab/>9</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1"><text:soft-page-break/>List of Figures</text:p>
      <text:p text:style-name="P50">Figure 1: Handling Interactions using Native JavaScript and jQuery<text:tab/>7</text:p>
      <text:p text:style-name="P50">Figure 2: Handling Interactions using the React Library<text:tab/>9</text:p>
      <text:p text:style-name="P43">Figure 3: Handling Interactions using the React Library<text:tab/>10</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
      <text:p text:style-name="P45"><text:soft-page-break/>EXECUTIVE SUMMARY</text:p>
      <text:p text:style-name="P45"/>
      <text:p text:style-name="P47">The following report assesses the benefits of converting the Zazzle User Interfaces (ZUI) dual-object architecture consisting of pods and mantles to a single-object system <text:span text:style-name="T52">of only mantle objects</text:span>. The report seeks to determine whether the result of performing this migration will result in a significant improvement for its two primary stakeholders, the ZUI team and the users of the Zazzle content management system (CMS). The report weighs these benefits against the potential problems that a large-scale migration can introduce to the <text:span text:style-name="T51">short-term stability of the Zazzle domains during and in the period after the conversion is performed.</text:span></text:p>
      <text:p text:style-name="P47"/>
      <text:p text:style-name="P48">A comparison of the different methods of performing the conversion is presented in order to decide if any conversion method can be executed while maintaining a high level of stability and performance <text:span text:style-name="T53">on the Zazze sites</text:span>. A three-step solution is <text:span text:style-name="T52">chosen over other methods</text:span> to provide an effective backward compatible conversion <text:span text:style-name="T52">layer. The proposed method,</text:span> when combined with the assessment of the benefits that will result from this migration process, <text:span text:style-name="T52">ultimately justify</text:span> the conversion of the <text:span text:style-name="T52">ZUI architecture and database to this modified system</text:span>.</text:p>
      <text:p text:style-name="P48"/>
      <text:p text:style-name="P49">The report closes with recommendations of precautions that should be taken to ensure that other Zazzle operations including teams using the API and front-end CMS tools are made aware of the changes that are taking place and the ramifications the migration will have on their own workflows.</text:p>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42" text:outline-level="1">1. Introduction</text:h>
      <text:p text:style-name="P8"/>
      <text:p text:style-name="P6">The front-end architecture for the Zazzle ZUI team incorporates the concept of two similar UI components for the display of data as determined by users of the Zazzle internal content management system (CMS). The CMS team creates pages that are divided into sections containing content <text:span text:style-name="T13">primarily </text:span>consisting of either pods or mantles. Pods <text:span text:style-name="T11">are used in multiple ways on Zazzle sites to </text:span>display <text:span text:style-name="T11">content such as</text:span> products and collections of products within the sections of the page. <text:span text:style-name="T11">The alternative choice for displaying content within a section is a mantle, which shares much of the functionality of pods in the system, but has divergent features such as its common use case as a scrollable content area for displaying larger banner images in sections on the site. The separation of these two similar design components has increased the complexity for the CMS team and has design restrictions such as the inability to display both pods and mantles within the same section. Additionally, the maintenance of these two similarly designed divergent components of the system had become increasingly difficult as more features were added to the UI architecture. In order to to simplify the system for both maintainers of the UI code base and its internal CMS users, it was decided that an investigation into the feasibility of deprecating pods and merging them into mantles was to be conducted. Before the system could be migrated, it was necessary to assess whether the new system had a significant improvement over the previous implementation from both a development and user perspective. Additionally, it had to be determined whether this transition could be conducted in a way that maintained the stability of the system throughout the conversion process and ensured constant availability of the site to customers and internal users.</text:span></text:p>
      <text:p text:style-name="P6"/>
      <text:p text:style-name="P7">The following <text:span text:style-name="T14">report analyzes the benefits the migrated system poses for the ZUI development team as well as the CMS team that would be using the new implementation. It then compares ways in which the system could be migrated and chooses the approach of maintaining backwards compatibly during the </text:span><text:soft-page-break/><text:span text:style-name="T14">migration process. It ultimately concludes by examining any any problems that occurred during the conversion process and proposes recommendations for future migration processes going forwards.</text:span></text:p>
      <text:h text:style-name="P40" text:outline-level="1"><text:span text:style-name="T15">2</text:span>. <text:span text:style-name="T34">Feasibility of Pods to Mantles Conversion</text:span></text:h>
      <text:h text:style-name="P40" text:outline-level="1"><text:span text:style-name="T16">2.1 </text:span><text:span text:style-name="T17">Benefits to </text:span><text:span text:style-name="T18">the </text:span><text:span text:style-name="T17">Development Team</text:span></text:h>
      <text:p text:style-name="P11">The system of pods and mantles used on pages of the Zazzle websites is built using Microsoft's .NET web framework. Each of these components is structured as a collection of four files. The server-side logic is <text:span text:style-name="T36">described</text:span> in <text:span text:style-name="T35">a</text:span> code-behind file that is written as a C# class <text:span text:style-name="T40">and is used to</text:span> determine the behaviour of the control. Its appearance is <text:span text:style-name="T26">structured in code-in-front template files that have access to the class members defined in the code-behind. To style the HTML output by these template files, there is an associated CSS file for each component. The final file consists of a Javascript definition that handles user interactions and client-side state changes.</text:span></text:p>
      <text:p text:style-name="P12">The pod and mantle components shared much of the same functionality in all four of these aspects, especially in the structure of the code in-front and code-behind logic, since they were used in similar roles in sections on a page. <text:span text:style-name="T27">The primary issue with the separation of these objects is that any overlap in changes to either object's functionality must be duplicated in both components. After analysis of the ZUI codebase, there were multiple instances of styling, markup and functionality duplication in base pod and mantle classes and derived classes. This introduced fragility to the system, as an error in making changes to one component but not the other could result in bugs and slow down the development process. In addition to the increased potential for error, the additional time required in duplicating new shared features to these components came at a significant cost to the speed at which features could be released. From a development perspective, refactoring pods and mantles into one class results in a large development benefit that is a significant advantage over the existing system.</text:span></text:p>
      <text:h text:style-name="P38" text:outline-level="1"><text:soft-page-break/><text:span text:style-name="T16">2.</text:span><text:span text:style-name="T19">2</text:span><text:span text:style-name="T16"> </text:span><text:span text:style-name="T17">Benefits to </text:span><text:span text:style-name="T18">the </text:span><text:span text:style-name="T19">CMS</text:span><text:span text:style-name="T17"> Team</text:span></text:h>
      <text:p text:style-name="P13">The CMS team is responsible for <text:span text:style-name="T49">updating content</text:span> on Zazzle<text:span text:style-name="T49">'s domains</text:span>. <text:span text:style-name="T28">As a small team </text:span>constantly scheduling the pods and mantles to be used to display content in the sections of pages on the site, any optimizations in their workflow <text:span text:style-name="T29">can</text:span> save <text:span text:style-name="T28">hours of work per day. One potential issue with the existing system is that a section on a page can only one type of object at a time. This issue leads to the problem of “dead” pods and mantles that have remained in a section after the type of objects in the section was set to a different value. When using these objects in other sections, users could see a notice that the object was already in use, but because it was of the wrong type for that section, the object was hidden by the system. A second attainable workflow improvement for the team is related to the search <text:s/>functionality for finding pods or mantles to add to sections of the page. In addition to being restricted to using only one type of component in each page section, searching for specific components by keywords is performed on separate pod and mantle search pages. A search for a common theme such as “wedding” pods or mantles requires multiple searches on different pages, and adds time to the scheduling process as users jump back and forth between search pages and sections. After meeting with CMS users, they advocated that the unification of these objects would help simplify their workflow.</text:span></text:p>
      <text:h text:style-name="P39" text:outline-level="1"><text:span text:style-name="T16">2.</text:span><text:span text:style-name="T20">3</text:span><text:span text:style-name="T16"> </text:span><text:span text:style-name="T21">Maintenance of </text:span><text:span text:style-name="T20">System Stability</text:span></text:h>
      <text:p text:style-name="P15">In addition to <text:span text:style-name="T41">the benefits</text:span> that would come from <text:span text:style-name="T42">a</text:span> <text:span text:style-name="T38">simplified</text:span> <text:span text:style-name="T37">implementation</text:span>, in order <text:span text:style-name="T43">for the migration to be a feasible replacement for the current system, </text:span>it had to keep the syst<text:span text:style-name="T39">em operational during the conversion. Any temporary downtime or significant problems with the stability of the site during the conversion process would result in a notable loss to the company</text:span>. The conversion of all pods to mantles <text:span text:style-name="T44">would require both changes to the</text:span> ZUI front-end codebase, <text:span text:style-name="T44">and a </text:span>database migration that <text:span text:style-name="T44">converted the existing database records.</text:span> <text:span text:style-name="T30">Since this process involved a large data migration of a core component of the site, a database migration would take time and would not be instantaneous. Any </text:span><text:soft-page-break/><text:span text:style-name="T30">conversion process therefore needed to co-ordinate the code changes with the updates to the database in order to prevent downtime. The first option was to introduce the code changes before the database migration, but this change would leave the system in a broken state since the functionality for rendering the pod objects from the database had been removed and added to mantles as part of the code changes. A second option to handle the migration was to perform the data migration before the code changes. This would still result in a period of incompatibility during which time the pods that were migrated to mantles would be displayed without the custom code-in-front templates and styling included in the code changes to the ZUI architecture. Neither of these options would maintain constant stability of the system and either approach dismisses the viability of this large-scale conversion.</text:span></text:p>
      <text:p text:style-name="P14"><text:span text:style-name="T23">2.</text:span><text:span text:style-name="T22">3</text:span><text:span text:style-name="T23"> </text:span><text:span text:style-name="T24">Three-Phase Conversion</text:span></text:p>
      <text:p text:style-name="P16">A third option to perform the code and data conversion <text:span text:style-name="T33">is to use</text:span> a three-step process. In the first part of the process, the ZUI codebase <text:span text:style-name="T50">is changed to incorporate all pod features into the mantle classes, but retains backwards compatibility with the pod objects in the database. This approach requires interim changes to the codebase in order to allow the pods returned from the database to be displayed using the updated mantle definitions in the ZUI architecture. After testing on the development environment, the backwards compatible code changes can be pushed to production. The second step of the process is to migrate the production database. The final step requires the removal of all of the backwards compatible code introduced for the conversion process after the data migration was complete and a final deploy of tthese final changes to production.</text:span></text:p>
      <text:p text:style-name="P17">This <text:span text:style-name="T45">proposed solution</text:span> eliminate<text:span text:style-name="T45">d the stability issues</text:span> at the cost of a longer implementation time because of the additional features required to make the <text:span text:style-name="T46">ZUI codebase</text:span> backwards compatible. <text:span text:style-name="T31">As a result of its advantage in stability, this solution is the optimal method of proceeding with the deprecation of pods in the system.</text:span></text:p>
      <text:p text:style-name="P18"><text:soft-page-break/><text:span text:style-name="T24">3. </text:span><text:span text:style-name="T22">Conclusions</text:span></text:p>
      <text:p text:style-name="P20">The current system of pods and mantles has code duplication issues and front-end usability concerns that make it inefficient for both developers and CMS users. <text:span text:style-name="T47">While any changes to the existing pods and mantles controls in the ZUI architecture need to ensure the stability of the system, the proposed three-phase solution offers a way to migrate pods to mantles in a way that limits any performance problems on the site during the conversion process. It is therefore advised that pods and mantles are merged in the current system and that pods are deprecated.</text:span></text:p>
      <text:p text:style-name="P19"><text:span text:style-name="T25">4</text:span><text:span text:style-name="T24">. </text:span><text:span text:style-name="T25">Recommendations</text:span></text:p>
      <text:p text:style-name="P21">In order for the pods to mantles conversion to <text:span text:style-name="T48">mitigate the introduction of breaking changes to the rest of the system, all codebases in addition to the ZUI architecture should be examined, including the API pod and mantle libraries used by the mobile team. Additionally, CMS users should be advised before the system conversions begin that no changes to the system should be made during the conversion process since the database migrations can result in any concurrent changes being lost. Finally, in order to ensure stability and consistency on the site, the caching mechanisms for the domains should be examined to ensure that stale references to old pod objects are not persisted after the migration proc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Untitled1" style:page-layout-name="Mpm2">
      <style:footer>
        <text:p text:style-name="MP1"><text:page-number text:select-page="current">v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4T12:25:33.811646368</meta:creation-date>
    <dc:date>2016-04-25T20:26:04.916507877</dc:date>
    <meta:editing-duration>P1DT7H57M20S</meta:editing-duration>
    <meta:editing-cycles>227</meta:editing-cycles>
    <meta:generator>LibreOffice/4.2.8.2$Linux_X86_64 LibreOffice_project/420m0$Build-2</meta:generator>
    <meta:document-statistic meta:table-count="0" meta:image-count="0" meta:object-count="0" meta:page-count="11" meta:paragraph-count="57" meta:word-count="2174" meta:character-count="13434" meta:non-whitespace-character-count="11229"/>
  </office:meta>
</office:document-meta>
</file>